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8.00pt" fo:font-weight="bold" fo:font-family="'Liberation Sans'" style:font-family-asian="'Liberation Sans'" style:font-family-complex="'Liberation Sans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top="10.00pt" fo:margin-bottom="6.00pt"/>
    </style:style>
    <style:style style:name="P2" style:family="paragraph">
      <style:paragraph-properties fo:line-height="100.00%" fo:text-align="center" fo:margin-top="12.00pt" fo:margin-bottom="6.00pt"/>
    </style:style>
    <style:style style:name="P3" style:family="paragraph">
      <style:paragraph-properties fo:line-height="100.00%" fo:text-align="left" fo:margin-top="10.00pt" fo:margin-bottom="6.00pt"/>
    </style:style>
    <style:style style:name="P4" style:family="paragraph">
      <style:paragraph-properties fo:line-height="120.00%" fo:text-align="left" fo:margin-bottom="7.00pt"/>
    </style:style>
    <style:style style:name="P5" style:family="paragraph">
      <style:paragraph-properties fo:line-height="100.00%" fo:text-align="left" fo:margin-top="10.00pt" fo:margin-bottom="6.00pt"/>
    </style:style>
    <style:style style:name="P6" style:family="paragraph">
      <style:paragraph-properties fo:line-height="120.00%" fo:text-align="left" fo:margin-bottom="7.00pt"/>
    </style:style>
    <style:style style:name="P7" style:family="paragraph">
      <style:paragraph-properties fo:line-height="100.00%" fo:text-align="left" fo:margin-top="10.00pt" fo:margin-bottom="6.00pt"/>
    </style:style>
    <style:style style:name="P8" style:family="paragraph">
      <style:paragraph-properties fo:line-height="120.00%" fo:text-align="left" fo:margin-bottom="7.00pt"/>
    </style:style>
    <style:style style:name="P9" style:family="paragraph">
      <style:paragraph-properties fo:line-height="100.00%" fo:text-align="left" fo:margin-left="4.55pt" fo:text-indent="-2.75pt">
        <style:tab-stops>
          <style:tab-stop style:position="114.50pt"/>
          <style:tab-stop style:position="3285.10pt" style:type="center"/>
          <style:tab-stop style:position="421117.10pt" style:type="right"/>
          <style:tab-stop style:position="134344.25pt" style:char="." style:type="char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4.55pt" fo:text-indent="-2.75pt">
        <style:tab-stops>
          <style:tab-stop style:position="114.50pt"/>
          <style:tab-stop style:position="3285.10pt" style:type="center"/>
          <style:tab-stop style:position="421117.10pt" style:type="right"/>
          <style:tab-stop style:position="134344.25pt" style:char="." style:type="char"/>
        </style:tab-stops>
      </style:paragraph-properties>
    </style:style>
    <style:style style:name="P12" style:family="paragraph">
      <style:paragraph-properties fo:line-height="100.00%" fo:text-align="left" fo:margin-left="4.55pt" fo:text-indent="-2.75pt">
        <style:tab-stops>
          <style:tab-stop style:position="114.50pt"/>
          <style:tab-stop style:position="3285.10pt" style:type="center"/>
          <style:tab-stop style:position="421117.10pt" style:type="right"/>
          <style:tab-stop style:position="-4.55pt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4.55pt" fo:text-indent="-2.75pt">
        <style:tab-stops>
          <style:tab-stop style:position="114.50pt"/>
          <style:tab-stop style:position="3285.10pt" style:type="center"/>
          <style:tab-stop style:position="421117.10pt" style:type="right"/>
          <style:tab-stop style:position="-4.55pt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4.55pt" fo:text-indent="-2.75pt">
        <style:tab-stops>
          <style:tab-stop style:position="114.50pt"/>
          <style:tab-stop style:position="3285.10pt" style:type="center"/>
          <style:tab-stop style:position="421117.10pt" style:type="right"/>
          <style:tab-stop style:position="-4.55p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4.55pt" fo:text-indent="-2.75pt">
        <style:tab-stops>
          <style:tab-stop style:position="114.50pt"/>
          <style:tab-stop style:position="3285.10pt" style:type="center"/>
          <style:tab-stop style:position="421117.10pt" style:type="right"/>
          <style:tab-stop style:position="-4.55p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4.55pt" fo:text-indent="-2.75pt">
        <style:tab-stops>
          <style:tab-stop style:position="114.50pt"/>
          <style:tab-stop style:position="3285.10pt" style:type="center"/>
          <style:tab-stop style:position="421117.10pt" style:type="right"/>
          <style:tab-stop style:position="-4.55pt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4.55pt" fo:text-indent="-2.75pt">
        <style:tab-stops>
          <style:tab-stop style:position="114.50pt"/>
          <style:tab-stop style:position="3285.10pt" style:type="center"/>
          <style:tab-stop style:position="421117.10pt" style:type="right"/>
          <style:tab-stop style:position="-4.55p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4.55pt" fo:text-indent="-2.75pt">
        <style:tab-stops>
          <style:tab-stop style:position="114.50pt"/>
          <style:tab-stop style:position="3285.10pt" style:type="center"/>
          <style:tab-stop style:position="421117.10pt" style:type="right"/>
          <style:tab-stop style:position="-4.55pt"/>
        </style:tab-stops>
      </style:paragraph-properties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left="4.55pt" fo:text-indent="-2.75pt">
        <style:tab-stops>
          <style:tab-stop style:position="114.50pt"/>
          <style:tab-stop style:position="3285.10pt" style:type="center"/>
          <style:tab-stop style:position="421117.10pt" style:type="right"/>
          <style:tab-stop style:position="-4.55pt"/>
        </style:tab-stops>
      </style:paragraph-properties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left="4.55pt" fo:text-indent="-2.75pt">
        <style:tab-stops>
          <style:tab-stop style:position="114.50pt"/>
          <style:tab-stop style:position="3285.10pt" style:type="center"/>
          <style:tab-stop style:position="421117.10pt" style:type="right"/>
          <style:tab-stop style:position="-4.55pt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left="4.55pt" fo:text-indent="-2.75pt">
        <style:tab-stops>
          <style:tab-stop style:position="114.50pt"/>
          <style:tab-stop style:position="3285.10pt" style:type="center"/>
          <style:tab-stop style:position="421117.10pt" style:type="right"/>
          <style:tab-stop style:position="-4.55pt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4.55pt" fo:text-indent="-2.75pt">
        <style:tab-stops>
          <style:tab-stop style:position="114.50pt"/>
          <style:tab-stop style:position="3285.10pt" style:type="center"/>
          <style:tab-stop style:position="421117.10pt" style:type="right"/>
          <style:tab-stop style:position="-4.55pt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4.55pt" fo:text-indent="-2.75pt">
        <style:tab-stops>
          <style:tab-stop style:position="114.50pt"/>
          <style:tab-stop style:position="3285.10pt" style:type="center"/>
          <style:tab-stop style:position="421117.10pt" style:type="right"/>
          <style:tab-stop style:position="-4.55pt"/>
        </style:tab-stops>
      </style:paragraph-properties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left="4.55pt" fo:text-indent="-2.75pt">
        <style:tab-stops>
          <style:tab-stop style:position="114.50pt"/>
          <style:tab-stop style:position="3285.10pt" style:type="center"/>
          <style:tab-stop style:position="421117.10pt" style:type="right"/>
          <style:tab-stop style:position="-4.55pt"/>
        </style:tab-stops>
      </style:paragraph-properties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 fo:margin-left="4.55pt" fo:text-indent="-2.75pt">
        <style:tab-stops>
          <style:tab-stop style:position="114.50pt"/>
          <style:tab-stop style:position="3285.10pt" style:type="center"/>
          <style:tab-stop style:position="421117.10pt" style:type="right"/>
          <style:tab-stop style:position="-4.55pt"/>
        </style:tab-stops>
      </style:paragraph-properties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 fo:margin-left="4.55pt" fo:text-indent="-2.75pt">
        <style:tab-stops>
          <style:tab-stop style:position="114.50pt"/>
          <style:tab-stop style:position="3285.10pt" style:type="center"/>
          <style:tab-stop style:position="421117.10pt" style:type="right"/>
          <style:tab-stop style:position="-4.55pt"/>
        </style:tab-stops>
      </style:paragraph-properties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left" fo:margin-left="4.55pt" fo:text-indent="-2.75pt">
        <style:tab-stops>
          <style:tab-stop style:position="114.50pt"/>
          <style:tab-stop style:position="3285.10pt" style:type="center"/>
          <style:tab-stop style:position="421117.10pt" style:type="right"/>
          <style:tab-stop style:position="-4.55pt"/>
        </style:tab-stops>
      </style:paragraph-properties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 fo:margin-left="4.55pt" fo:text-indent="-2.75pt">
        <style:tab-stops>
          <style:tab-stop style:position="114.50pt"/>
          <style:tab-stop style:position="3285.10pt" style:type="center"/>
          <style:tab-stop style:position="421117.10pt" style:type="right"/>
          <style:tab-stop style:position="-4.55pt"/>
        </style:tab-stops>
      </style:paragraph-properties>
    </style:style>
    <style:style style:name="P45" style:family="paragraph">
      <style:paragraph-properties fo:line-height="100.00%" fo:text-align="left"/>
    </style:style>
    <style:style style:name="P46" style:family="paragraph">
      <style:paragraph-properties fo:line-height="100.00%" fo:text-align="left" fo:margin-left="4.55pt" fo:text-indent="-2.75pt">
        <style:tab-stops>
          <style:tab-stop style:position="114.50pt"/>
          <style:tab-stop style:position="3285.10pt" style:type="center"/>
          <style:tab-stop style:position="421117.10pt" style:type="right"/>
          <style:tab-stop style:position="-4.55pt"/>
        </style:tab-stops>
      </style:paragraph-properties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left="4.55pt" fo:text-indent="-2.75pt">
        <style:tab-stops>
          <style:tab-stop style:position="114.50pt"/>
          <style:tab-stop style:position="3285.10pt" style:type="center"/>
          <style:tab-stop style:position="421117.10pt" style:type="right"/>
          <style:tab-stop style:position="-4.55pt"/>
        </style:tab-stops>
      </style:paragraph-properties>
    </style: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left" fo:margin-left="4.55pt" fo:text-indent="-2.75pt">
        <style:tab-stops>
          <style:tab-stop style:position="114.50pt"/>
          <style:tab-stop style:position="3285.10pt" style:type="center"/>
          <style:tab-stop style:position="421117.10pt" style:type="right"/>
          <style:tab-stop style:position="-4.55pt"/>
        </style:tab-stops>
      </style:paragraph-properties>
    </style: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left" fo:margin-left="4.55pt" fo:text-indent="-2.75pt">
        <style:tab-stops>
          <style:tab-stop style:position="114.50pt"/>
          <style:tab-stop style:position="3285.10pt" style:type="center"/>
          <style:tab-stop style:position="421117.10pt" style:type="right"/>
          <style:tab-stop style:position="-4.55pt"/>
        </style:tab-stops>
      </style:paragraph-properties>
    </style:style>
    <style:style style:name="P53" style:family="paragraph">
      <style:paragraph-properties fo:line-height="100.00%" fo:text-align="left"/>
    </style:style>
    <style:style style:name="P54" style:family="paragraph">
      <style:paragraph-properties fo:line-height="100.00%" fo:text-align="left" fo:margin-left="4.55pt" fo:text-indent="-2.75pt">
        <style:tab-stops>
          <style:tab-stop style:position="114.50pt"/>
          <style:tab-stop style:position="3285.10pt" style:type="center"/>
          <style:tab-stop style:position="421117.10pt" style:type="right"/>
          <style:tab-stop style:position="-4.55pt"/>
        </style:tab-stops>
      </style:paragraph-properties>
    </style:style>
    <style:style style:name="P55" style:family="paragraph">
      <style:paragraph-properties fo:line-height="100.00%" fo:text-align="left"/>
    </style:style>
    <style:style style:name="TableColumn0100" style:family="table-column">
      <style:table-column-properties style:column-width="1.653472in"/>
    </style:style>
    <style:style style:name="TableColumn0101" style:family="table-column">
      <style:table-column-properties style:column-width="1.669444in"/>
    </style:style>
    <style:style style:name="TableColumn0102" style:family="table-column">
      <style:table-column-properties style:column-width="1.677778in"/>
    </style:style>
    <style:style style:name="TableColumn0103" style:family="table-column">
      <style:table-column-properties style:column-width="1.676389in"/>
    </style:style>
    <style:style style:name="Table01" style:family="table">
      <style:table-properties style:width="6.677083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6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6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7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7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8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8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8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9" style:family="table-row">
      <style:table-row-properties/>
    </style:style>
    <style:style style:name="TableCell010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9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9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9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0" style:family="table-row">
      <style:table-row-properties/>
    </style:style>
    <style:style style:name="TableCell011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0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1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2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2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3" style:family="table-row">
      <style:table-row-properties/>
    </style:style>
    <style:style style:name="TableCell011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3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3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4" style:family="table-row">
      <style:table-row-properties/>
    </style:style>
    <style:style style:name="TableCell011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4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4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5" style:family="table-row">
      <style:table-row-properties/>
    </style:style>
    <style:style style:name="TableCell011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5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5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6" style:family="table-row">
      <style:table-row-properties/>
    </style:style>
    <style:style style:name="TableCell011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6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6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7" style:family="table-row">
      <style:table-row-properties/>
    </style:style>
    <style:style style:name="TableCell011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7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7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8" style:family="table-row">
      <style:table-row-properties/>
    </style:style>
    <style:style style:name="TableCell011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8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8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8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9" style:family="table-row">
      <style:table-row-properties/>
    </style:style>
    <style:style style:name="TableCell011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9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9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9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20" style:family="table-row">
      <style:table-row-properties/>
    </style:style>
    <style:style style:name="TableCell012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2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2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20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21" style:family="table-row">
      <style:table-row-properties/>
    </style:style>
    <style:style style:name="TableCell012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2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2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21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ext:p text:style-name="P1"><text:span text:style-name="T1">Henaux Vincent</text:span></text:p>
      <text:p text:style-name="P1"><text:span text:style-name="T1">Leblond Alexis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<text:span text:style-name="T3">Algorithme de coloration par méthode stochastique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5">Représentation des données</text:span></text:p>
      <text:p text:style-name="P4"><text:span text:style-name="T6"/></text:p>
      <text:p text:style-name="P4"><text:span text:style-name="T7">Le graphe est représenté par sa matrice d’adjacence. Grâce à un tableau de tableau de booléen de taille nombre de sommet * nombre de sommet.<text:line-break/>La coloration est représentée par un tableau d’entier de taille nombre de sommet. L’entier à l’indice k, 0<text:s/></text:span><text:span text:style-name="T8">≤</text:span><text:span text:style-name="T9"><text:s/>k<text:s/></text:span><text:span text:style-name="T10">≤</text:span><text:span text:style-name="T11"><text:s/>nombre de sommet, est la couleur du sommet k.</text:span></text:p>
      <text:p text:style-name="P4"><text:span text:style-name="T12"/></text:p>
      <text:p text:style-name="P4"><text:span text:style-name="T13">Cette représentation est rapide à implémenter. Cependant l’algorithme aurait été sans doute plus performant avec une représentation qui ne nous oblige pas à parcourir une ligne complète de la matrice pour trouver les différents sommets adjacents du sommet courant.</text:span></text:p>
      <text:p text:style-name="P4"><text:span text:style-name="T14"/></text:p>
      <text:p text:style-name="P5"><text:span text:style-name="T15">L’algorithme </text:span></text:p>
      <text:p text:style-name="P6"><text:span text:style-name="T16"/></text:p>
      <text:p text:style-name="P6"><text:span text:style-name="T17">L’algorithme se décompose en deux parties.</text:span></text:p>
      <text:p text:style-name="P6"><text:span text:style-name="T17">La première est un glouton :</text:span></text:p>
      <text:p text:style-name="P6"><text:span text:style-name="T17">-On mélange les sommets.</text:span></text:p>
      <text:p text:style-name="P6"><text:span text:style-name="T17">-Pour chaque sommet :</text:span></text:p>
      <text:p text:style-name="P6"><text:span text:style-name="T17"><text:tab/>-On attribue la couleur la plus petite possible.</text:span></text:p>
      <text:p text:style-name="P6"><text:span text:style-name="T18"/></text:p>
      <text:p text:style-name="P6"><text:span text:style-name="T19">Cette coloration est peu efficace mais nous permet d’avoir une première coloration pour commencer à travailler.</text:span></text:p>
      <text:p text:style-name="P6"><text:span text:style-name="T20"/></text:p>
      <text:p text:style-name="P6"><text:span text:style-name="T21">La deuxième partie est une méthode basée sur le hasard qui ressemble à une recherche locale à descente simple :</text:span></text:p>
      <text:p text:style-name="P6"><text:span text:style-name="T21">-Pour un nombre d’itérations donné :</text:span></text:p>
      <text:p text:style-name="P6"><text:span text:style-name="T21"><text:tab/>-On choisit un sommet.</text:span></text:p>
      <text:p text:style-name="P6"><text:span text:style-name="T21"><text:tab/>-On choisit une couleur [0, la couleur la plus grande utilisée[</text:span></text:p>
      <text:p text:style-name="P6"><text:span text:style-name="T21"><text:tab/>-On vérifie que la couleur est applicable. </text:span></text:p>
      <text:p text:style-name="P6"><text:span text:style-name="T21"><text:tab/>-Si elle l’est :</text:span></text:p>
      <text:p text:style-name="P6"><text:span text:style-name="T21"><text:tab/><text:tab/>-On applique la couleur sur le sommet.</text:span></text:p>
      <text:p text:style-name="P6"><text:span text:style-name="T21"><text:tab/><text:tab/>-On vérifie que la couleur précédente du sommet est toujours active.</text:span></text:p>
      <text:p text:style-name="P6"><text:span text:style-name="T21"><text:tab/><text:tab/>-Si elle ne l’est pas :</text:span></text:p>
      <text:p text:style-name="P6"><text:span text:style-name="T21"><text:tab/><text:tab/><text:tab/>-On bascule tous les sommets de la couleur maximale vers la couleur vide.</text:span></text:p>
      <text:p text:style-name="P7"><text:span text:style-name="T22">Résultats de l’algorithme</text:span></text:p>
      <text:p text:style-name="P8"><text:span text:style-name="T23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>
            <text:p text:style-name="P10"><text:span text:style-name="T24">Graphe</text:span><text:span text:style-name="T25"/></text:p>
          </table:table-cell>
          <table:table-cell table:style-name="TableCell010001">
            <text:p text:style-name="P10"><text:span text:style-name="T26">1 million d’itérations</text:span><text:span text:style-name="T27"/></text:p>
          </table:table-cell>
          <table:table-cell table:style-name="TableCell010002">
            <text:p text:style-name="P10"><text:span text:style-name="T28">100 millionsd’itérations</text:span><text:span text:style-name="T29"/></text:p>
          </table:table-cell>
          <table:table-cell table:style-name="TableCell010003">
            <text:p text:style-name="P10"><text:span text:style-name="T30">Minimum (site)</text:span><text:span text:style-name="T31"/></text:p>
          </table:table-cell>
        </table:table-row>
        <table:table-row table:style-name="TableRow0101">
          <table:table-cell table:style-name="TableCell010100">
            <text:p text:style-name="P13"><text:span text:style-name="T32">Dsjc250.5</text:span><text:span text:style-name="T33"/></text:p>
          </table:table-cell>
          <table:table-cell table:style-name="TableCell010101">
            <text:p text:style-name="P13"><text:span text:style-name="T34">34 (2 sec)</text:span><text:span text:style-name="T35"/></text:p>
          </table:table-cell>
          <table:table-cell table:style-name="TableCell010102">
            <text:p text:style-name="P13"><text:span text:style-name="T36">30 (3 min 40)</text:span><text:span text:style-name="T37"/></text:p>
          </table:table-cell>
          <table:table-cell table:style-name="TableCell010103">
            <text:p text:style-name="P13"><text:span text:style-name="T38">28</text:span><text:span text:style-name="T39"/></text:p>
          </table:table-cell>
        </table:table-row>
        <table:table-row table:style-name="TableRow0102">
          <table:table-cell table:style-name="TableCell010200">
            <text:p text:style-name="P15"><text:span text:style-name="T40">Dsjc500.1</text:span><text:span text:style-name="T41"/></text:p>
          </table:table-cell>
          <table:table-cell table:style-name="TableCell010201">
            <text:p text:style-name="P15"><text:span text:style-name="T42">14 (2 sec)</text:span><text:span text:style-name="T43"/></text:p>
          </table:table-cell>
          <table:table-cell table:style-name="TableCell010202">
            <text:p text:style-name="P15"><text:span text:style-name="T44">13 (3 min 10)</text:span><text:span text:style-name="T45"/></text:p>
          </table:table-cell>
          <table:table-cell table:style-name="TableCell010203">
            <text:p text:style-name="P15"><text:span text:style-name="T46">12</text:span><text:span text:style-name="T47"/></text:p>
          </table:table-cell>
        </table:table-row>
        <table:table-row table:style-name="TableRow0103">
          <table:table-cell table:style-name="TableCell010300">
            <text:p text:style-name="P17"><text:span text:style-name="T48">Dsjc500.5</text:span><text:span text:style-name="T49"/></text:p>
          </table:table-cell>
          <table:table-cell table:style-name="TableCell010301">
            <text:p text:style-name="P17"><text:span text:style-name="T50">68 (4 sec)</text:span><text:span text:style-name="T51"/></text:p>
          </table:table-cell>
          <table:table-cell table:style-name="TableCell010302">
            <text:p text:style-name="P17"><text:span text:style-name="T52">53 (7 min 30)</text:span><text:span text:style-name="T53"/></text:p>
          </table:table-cell>
          <table:table-cell table:style-name="TableCell010303">
            <text:p text:style-name="P17"><text:span text:style-name="T54">48</text:span><text:span text:style-name="T55"/></text:p>
          </table:table-cell>
        </table:table-row>
        <table:table-row table:style-name="TableRow0104">
          <table:table-cell table:style-name="TableCell010400">
            <text:p text:style-name="P19"><text:span text:style-name="T56">Dsjc500.9</text:span><text:span text:style-name="T57"/></text:p>
          </table:table-cell>
          <table:table-cell table:style-name="TableCell010401">
            <text:p text:style-name="P19"><text:span text:style-name="T58">169 (2,5 sec)</text:span><text:span text:style-name="T59"/></text:p>
          </table:table-cell>
          <table:table-cell table:style-name="TableCell010402">
            <text:p text:style-name="P19"><text:span text:style-name="T60">137 (4 min 15)</text:span><text:span text:style-name="T61"/></text:p>
          </table:table-cell>
          <table:table-cell table:style-name="TableCell010403">
            <text:p text:style-name="P19"><text:span text:style-name="T62">126</text:span><text:span text:style-name="T63"/></text:p>
          </table:table-cell>
        </table:table-row>
        <table:table-row table:style-name="TableRow0105">
          <table:table-cell table:style-name="TableCell010500">
            <text:p text:style-name="P21"><text:span text:style-name="T64">Dsjc1000.1</text:span><text:span text:style-name="T65"/></text:p>
          </table:table-cell>
          <table:table-cell table:style-name="TableCell010501">
            <text:p text:style-name="P21"><text:span text:style-name="T66">26 (3,5 sec)</text:span><text:span text:style-name="T67"/></text:p>
          </table:table-cell>
          <table:table-cell table:style-name="TableCell010502">
            <text:p text:style-name="P21"><text:span text:style-name="T68">21 (6 min 20)</text:span><text:span text:style-name="T69"/></text:p>
          </table:table-cell>
          <table:table-cell table:style-name="TableCell010503">
            <text:p text:style-name="P21"><text:span text:style-name="T70">20</text:span><text:span text:style-name="T71"/></text:p>
          </table:table-cell>
        </table:table-row>
        <table:table-row table:style-name="TableRow0106">
          <table:table-cell table:style-name="TableCell010600">
            <text:p text:style-name="P23"><text:span text:style-name="T72">Dsjc1000.5</text:span><text:span text:style-name="T73"/></text:p>
          </table:table-cell>
          <table:table-cell table:style-name="TableCell010601">
            <text:p text:style-name="P23"><text:span text:style-name="T74">125 (9 sec)</text:span><text:span text:style-name="T75"/></text:p>
          </table:table-cell>
          <table:table-cell table:style-name="TableCell010602">
            <text:p text:style-name="P23"><text:span text:style-name="T76">99 (15 min 20)</text:span><text:span text:style-name="T77"/></text:p>
          </table:table-cell>
          <table:table-cell table:style-name="TableCell010603">
            <text:p text:style-name="P23"><text:span text:style-name="T78">83</text:span><text:span text:style-name="T79"/></text:p>
          </table:table-cell>
        </table:table-row>
        <table:table-row table:style-name="TableRow0107">
          <table:table-cell table:style-name="TableCell010700">
            <text:p text:style-name="P25"><text:span text:style-name="T80">Dsjc1000.9</text:span><text:span text:style-name="T81"/></text:p>
          </table:table-cell>
          <table:table-cell table:style-name="TableCell010701">
            <text:p text:style-name="P25"><text:span text:style-name="T82">320 (6 sec)</text:span><text:span text:style-name="T83"/></text:p>
          </table:table-cell>
          <table:table-cell table:style-name="TableCell010702">
            <text:p text:style-name="P25"><text:span text:style-name="T84">277 (8 min 30)</text:span><text:span text:style-name="T85"/></text:p>
          </table:table-cell>
          <table:table-cell table:style-name="TableCell010703">
            <text:p text:style-name="P25"><text:span text:style-name="T86">222</text:span><text:span text:style-name="T87"/></text:p>
          </table:table-cell>
        </table:table-row>
        <table:table-row table:style-name="TableRow0108">
          <table:table-cell table:style-name="TableCell010800">
            <text:p text:style-name="P27"><text:span text:style-name="T88">R250.5</text:span><text:span text:style-name="T89"/></text:p>
          </table:table-cell>
          <table:table-cell table:style-name="TableCell010801">
            <text:p text:style-name="P27"><text:span text:style-name="T90">76 (2 sec)</text:span><text:span text:style-name="T91"/></text:p>
          </table:table-cell>
          <table:table-cell table:style-name="TableCell010802">
            <text:p text:style-name="P27"><text:span text:style-name="T92">70 (3 min 30)</text:span><text:span text:style-name="T93"/></text:p>
          </table:table-cell>
          <table:table-cell table:style-name="TableCell010803">
            <text:p text:style-name="P27"><text:span text:style-name="T94">65</text:span><text:span text:style-name="T95"/></text:p>
          </table:table-cell>
        </table:table-row>
        <table:table-row table:style-name="TableRow0109">
          <table:table-cell table:style-name="TableCell010900">
            <text:p text:style-name="P29"><text:span text:style-name="T96">R1000.1c</text:span><text:span text:style-name="T97"/></text:p>
          </table:table-cell>
          <table:table-cell table:style-name="TableCell010901">
            <text:p text:style-name="P29"><text:span text:style-name="T98">136 (4.5 sec)</text:span><text:span text:style-name="T99"/></text:p>
          </table:table-cell>
          <table:table-cell table:style-name="TableCell010902">
            <text:p text:style-name="P29"><text:span text:style-name="T100">108 (7 min 20)</text:span><text:span text:style-name="T101"/></text:p>
          </table:table-cell>
          <table:table-cell table:style-name="TableCell010903">
            <text:p text:style-name="P29"><text:span text:style-name="T102">98</text:span><text:span text:style-name="T103"/></text:p>
          </table:table-cell>
        </table:table-row>
        <table:table-row table:style-name="TableRow0110">
          <table:table-cell table:style-name="TableCell011000">
            <text:p text:style-name="P31"><text:span text:style-name="T104">R1000.5</text:span><text:span text:style-name="T105"/></text:p>
          </table:table-cell>
          <table:table-cell table:style-name="TableCell011001">
            <text:p text:style-name="P31"><text:span text:style-name="T106">282 (9 sec)</text:span><text:span text:style-name="T107"/></text:p>
          </table:table-cell>
          <table:table-cell table:style-name="TableCell011002">
            <text:p text:style-name="P31"><text:span text:style-name="T108">278 (14 min 15)</text:span><text:span text:style-name="T109"/></text:p>
          </table:table-cell>
          <table:table-cell table:style-name="TableCell011003">
            <text:p text:style-name="P31"><text:span text:style-name="T110">234</text:span><text:span text:style-name="T111"/></text:p>
          </table:table-cell>
        </table:table-row>
        <table:table-row table:style-name="TableRow0111">
          <table:table-cell table:style-name="TableCell011100">
            <text:p text:style-name="P33"><text:span text:style-name="T112">Dsjr500.1c</text:span><text:span text:style-name="T113"/></text:p>
          </table:table-cell>
          <table:table-cell table:style-name="TableCell011101">
            <text:p text:style-name="P33"><text:span text:style-name="T114">99 (2 sec)</text:span><text:span text:style-name="T115"/></text:p>
          </table:table-cell>
          <table:table-cell table:style-name="TableCell011102">
            <text:p text:style-name="P33"><text:span text:style-name="T116">85 (3 min 45)</text:span><text:span text:style-name="T117"/></text:p>
          </table:table-cell>
          <table:table-cell table:style-name="TableCell011103">
            <text:p text:style-name="P33"><text:span text:style-name="T118">84</text:span><text:span text:style-name="T119"/></text:p>
          </table:table-cell>
        </table:table-row>
        <table:table-row table:style-name="TableRow0112">
          <table:table-cell table:style-name="TableCell011200">
            <text:p text:style-name="P35"><text:span text:style-name="T120">Dsjr500.5</text:span><text:span text:style-name="T121"/></text:p>
          </table:table-cell>
          <table:table-cell table:style-name="TableCell011201">
            <text:p text:style-name="P35"><text:span text:style-name="T122">144 (4 sec)</text:span><text:span text:style-name="T123"/></text:p>
          </table:table-cell>
          <table:table-cell table:style-name="TableCell011202">
            <text:p text:style-name="P35"><text:span text:style-name="T124">139 (7 min 10)</text:span><text:span text:style-name="T125"/></text:p>
          </table:table-cell>
          <table:table-cell table:style-name="TableCell011203">
            <text:p text:style-name="P35"><text:span text:style-name="T126">122</text:span><text:span text:style-name="T127"/></text:p>
          </table:table-cell>
        </table:table-row>
        <table:table-row table:style-name="TableRow0113">
          <table:table-cell table:style-name="TableCell011300">
            <text:p text:style-name="P37"><text:span text:style-name="T128">Le450 25c</text:span><text:span text:style-name="T129"/></text:p>
          </table:table-cell>
          <table:table-cell table:style-name="TableCell011301">
            <text:p text:style-name="P37"><text:span text:style-name="T130">32 (2 sec)</text:span><text:span text:style-name="T131"/></text:p>
          </table:table-cell>
          <table:table-cell table:style-name="TableCell011302">
            <text:p text:style-name="P37"><text:span text:style-name="T132">26 (4 min)</text:span><text:span text:style-name="T133"/></text:p>
          </table:table-cell>
          <table:table-cell table:style-name="TableCell011303">
            <text:p text:style-name="P37"><text:span text:style-name="T134">25</text:span><text:span text:style-name="T135"/></text:p>
          </table:table-cell>
        </table:table-row>
        <table:table-row table:style-name="TableRow0114">
          <table:table-cell table:style-name="TableCell011400">
            <text:p text:style-name="P39"><text:span text:style-name="T136">Le450.25d</text:span><text:span text:style-name="T137"/></text:p>
          </table:table-cell>
          <table:table-cell table:style-name="TableCell011401">
            <text:p text:style-name="P39"><text:span text:style-name="T138">32 (2 sec)</text:span><text:span text:style-name="T139"/></text:p>
          </table:table-cell>
          <table:table-cell table:style-name="TableCell011402">
            <text:p text:style-name="P39"><text:span text:style-name="T140">27 (4 min)</text:span><text:span text:style-name="T141"/></text:p>
          </table:table-cell>
          <table:table-cell table:style-name="TableCell011403">
            <text:p text:style-name="P39"><text:span text:style-name="T142">25</text:span><text:span text:style-name="T143"/></text:p>
          </table:table-cell>
        </table:table-row>
        <table:table-row table:style-name="TableRow0115">
          <table:table-cell table:style-name="TableCell011500">
            <text:p text:style-name="P41"><text:span text:style-name="T144">Flat300 28 0</text:span><text:span text:style-name="T145"/></text:p>
          </table:table-cell>
          <table:table-cell table:style-name="TableCell011501">
            <text:p text:style-name="P41"><text:span text:style-name="T146">38 (3 sec)</text:span><text:span text:style-name="T147"/></text:p>
          </table:table-cell>
          <table:table-cell table:style-name="TableCell011502">
            <text:p text:style-name="P41"><text:span text:style-name="T148">33 (4 min 50)</text:span><text:span text:style-name="T149"/></text:p>
          </table:table-cell>
          <table:table-cell table:style-name="TableCell011503">
            <text:p text:style-name="P41"><text:span text:style-name="T150">28</text:span><text:span text:style-name="T151"/></text:p>
          </table:table-cell>
        </table:table-row>
        <table:table-row table:style-name="TableRow0116">
          <table:table-cell table:style-name="TableCell011600">
            <text:p text:style-name="P43"><text:span text:style-name="T152">Flat1000 50 0</text:span><text:span text:style-name="T153"/></text:p>
          </table:table-cell>
          <table:table-cell table:style-name="TableCell011601">
            <text:p text:style-name="P43"><text:span text:style-name="T154">120 (9.5 sec)</text:span><text:span text:style-name="T155"/></text:p>
          </table:table-cell>
          <table:table-cell table:style-name="TableCell011602">
            <text:p text:style-name="P43"><text:span text:style-name="T156">97 (15 min 45)</text:span><text:span text:style-name="T157"/></text:p>
          </table:table-cell>
          <table:table-cell table:style-name="TableCell011603">
            <text:p text:style-name="P43"><text:span text:style-name="T158">50</text:span><text:span text:style-name="T159"/></text:p>
          </table:table-cell>
        </table:table-row>
        <table:table-row table:style-name="TableRow0117">
          <table:table-cell table:style-name="TableCell011700">
            <text:p text:style-name="P45"><text:span text:style-name="T160">Flat1000 60 0</text:span><text:span text:style-name="T161"/></text:p>
          </table:table-cell>
          <table:table-cell table:style-name="TableCell011701">
            <text:p text:style-name="P45"><text:span text:style-name="T162">121 (9.5 sec)</text:span><text:span text:style-name="T163"/></text:p>
          </table:table-cell>
          <table:table-cell table:style-name="TableCell011702">
            <text:p text:style-name="P45"><text:span text:style-name="T164">97 (15 min 45)</text:span><text:span text:style-name="T165"/></text:p>
          </table:table-cell>
          <table:table-cell table:style-name="TableCell011703">
            <text:p text:style-name="P45"><text:span text:style-name="T166">60</text:span><text:span text:style-name="T167"/></text:p>
          </table:table-cell>
        </table:table-row>
        <table:table-row table:style-name="TableRow0118">
          <table:table-cell table:style-name="TableCell011800">
            <text:p text:style-name="P47"><text:span text:style-name="T168">Flat1000 76 0</text:span><text:span text:style-name="T169"/></text:p>
          </table:table-cell>
          <table:table-cell table:style-name="TableCell011801">
            <text:p text:style-name="P47"><text:span text:style-name="T170">120 (9.5 sec)</text:span><text:span text:style-name="T171"/></text:p>
          </table:table-cell>
          <table:table-cell table:style-name="TableCell011802">
            <text:p text:style-name="P47"><text:span text:style-name="T172">99 (15 min 45)</text:span><text:span text:style-name="T173"/></text:p>
          </table:table-cell>
          <table:table-cell table:style-name="TableCell011803">
            <text:p text:style-name="P47"><text:span text:style-name="T174">76</text:span><text:span text:style-name="T175"/></text:p>
          </table:table-cell>
        </table:table-row>
        <table:table-row table:style-name="TableRow0119">
          <table:table-cell table:style-name="TableCell011900">
            <text:p text:style-name="P49"><text:span text:style-name="T176">Latin square</text:span><text:span text:style-name="T177"/></text:p>
          </table:table-cell>
          <table:table-cell table:style-name="TableCell011901">
            <text:p text:style-name="P49"><text:span text:style-name="T178">145 (4 sec)</text:span><text:span text:style-name="T179"/></text:p>
          </table:table-cell>
          <table:table-cell table:style-name="TableCell011902">
            <text:p text:style-name="P49"><text:span text:style-name="T180">117 (6 min 45)</text:span><text:span text:style-name="T181"/></text:p>
          </table:table-cell>
          <table:table-cell table:style-name="TableCell011903">
            <text:p text:style-name="P49"><text:span text:style-name="T182">97</text:span><text:span text:style-name="T183"/></text:p>
          </table:table-cell>
        </table:table-row>
        <table:table-row table:style-name="TableRow0120">
          <table:table-cell table:style-name="TableCell012000">
            <text:p text:style-name="P51"><text:span text:style-name="T184">C2000.5</text:span><text:span text:style-name="T185"/></text:p>
          </table:table-cell>
          <table:table-cell table:style-name="TableCell012001">
            <text:p text:style-name="P51"><text:span text:style-name="T186">221 (22 sec)</text:span><text:span text:style-name="T187"/></text:p>
          </table:table-cell>
          <table:table-cell table:style-name="TableCell012002">
            <text:p text:style-name="P51"><text:span text:style-name="T188">206 (30 min)</text:span><text:span text:style-name="T189"/></text:p>
          </table:table-cell>
          <table:table-cell table:style-name="TableCell012003">
            <text:p text:style-name="P51"><text:span text:style-name="T190">146</text:span><text:span text:style-name="T191"/></text:p>
          </table:table-cell>
        </table:table-row>
        <table:table-row table:style-name="TableRow0121">
          <table:table-cell table:style-name="TableCell012100">
            <text:p text:style-name="P53"><text:span text:style-name="T192">C4000.5</text:span><text:span text:style-name="T193"/></text:p>
          </table:table-cell>
          <table:table-cell table:style-name="TableCell012101">
            <text:p text:style-name="P53"><text:span text:style-name="T194">400 (1 min 7)</text:span><text:span text:style-name="T195"/></text:p>
          </table:table-cell>
          <table:table-cell table:style-name="TableCell012102">
            <text:p text:style-name="P53"><text:span text:style-name="T196">392 (1 h)</text:span><text:span text:style-name="T197"/></text:p>
          </table:table-cell>
          <table:table-cell table:style-name="TableCell012103">
            <text:p text:style-name="P53"><text:span text:style-name="T198">260</text:span><text:span text:style-name="T199"/></text:p>
          </table:table-cell>
        </table:table-row>
      </table:table>
      <text:p text:style-name="P55"><text:span text:style-name="T19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